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1.274cm" fo:min-width="17.788cm"/>
    </style:style>
    <style:style style:name="gr2" style:family="graphic" style:parent-style-name="standard">
      <style:graphic-properties svg:stroke-color="#62a73b" draw:fill-color="#e0efd4" draw:textarea-horizontal-align="justify" draw:textarea-vertical-align="top" draw:auto-grow-height="false" fo:min-height="2.036cm" fo:min-width="3.818cm"/>
    </style:style>
    <style:style style:name="gr3" style:family="graphic" style:parent-style-name="standard">
      <style:graphic-properties draw:fill-color="#adc5e7" draw:textarea-horizontal-align="justify" draw:textarea-vertical-align="top" draw:auto-grow-height="false" fo:min-height="2.036cm" fo:min-width="3.81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62a73b" draw:fill-color="#e0efd4" draw:textarea-horizontal-align="justify" draw:textarea-vertical-align="top" draw:auto-grow-height="false" fo:min-height="0.512cm" fo:min-width="13.7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text-autospace="none"/>
      <style:text-properties fo:font-size="10pt" style:font-size-asian="10pt" style:font-size-complex="10pt"/>
    </style:style>
    <style:style style:name="P7" style:family="paragraph">
      <loext:graphic-properties draw:fill-color="#e0efd4"/>
      <style:paragraph-properties fo:text-align="center" style:text-autospace="none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style:letter-kerning="true" style:font-name-asian="DejaVu Sans Mono" style:font-size-asian="10pt" style:font-style-asian="normal" style:font-name-complex="DejaVu Sans Mono" style:font-size-complex="10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288cm" svg:height="1.524cm" svg:x="5.08cm" svg:y="0.254cm">
          <text:p text:style-name="P1"><text:span text:style-name="T1">git4JIRA</text:span></text:p>
          <text:p text:style-name="P1"><text:span text:style-name="T1">Reactive MVC Architectu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286cm" svg:x="3.302cm" svg:y="4.318cm">
          <text:p text:style-name="P1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2.286cm" svg:x="10.802cm" svg:y="4.318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2.286cm" svg:x="18.402cm" svg:y="4.318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8.288cm" svg:height="1.524cm" svg:x="5.08cm" svg:y="0.254cm">
          <text:p text:style-name="P1"><text:span text:style-name="T1">git4JIRA</text:span></text:p>
          <text:p text:style-name="P1"><text:span text:style-name="T1">Startup Architec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4.224cm" svg:height="0.762cm" svg:x="4.826cm" svg:y="3.048cm">
          <text:p text:style-name="P6"><text:span text:style-name="T3">class </text:span><text:span text:style-name="T4">Git4JiraApp: App(RepositoryListView::</text:span><text:span text:style-name="T3">class</text:span><text:span text:style-name="T4">, Styles::</text:span><text:span text:style-name="T3">class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2.286cm" svg:x="8.656cm" svg:y="10.16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2.286cm" svg:x="16.256cm" svg:y="10.16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21:31:05.116356675</meta:creation-date>
    <dc:date>2018-11-09T21:45:37.499171610</dc:date>
    <meta:editing-duration>PT14M32S</meta:editing-duration>
    <meta:editing-cycles>2</meta:editing-cycles>
    <meta:generator>LibreOffice/6.0.6.2$Linux_X86_64 LibreOffice_project/00m0$Build-2</meta:generator>
    <meta:document-statistic meta:object-count="33"/>
  </office:meta>
</office:document-meta>
</file>